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90H25M18.220051S" calcext:value-type="time">
            <text:p>1290:2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16H29M55.003S" calcext:value-type="time">
            <text:p>16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7:40:36.4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1T16:54:42.397000000</dc:date>
    <meta:editing-duration>P57DT3H9M52S</meta:editing-duration>
    <meta:editing-cycles>1507</meta:editing-cycles>
    <meta:generator>LibreOffice/7.2.6.2$Windows_X86_64 LibreOffice_project/b0ec3a565991f7569a5a7f5d24fed7f52653d754</meta:generator>
    <dc:creator>Benjamin Laws</dc:creator>
    <meta:document-statistic meta:table-count="2" meta:cell-count="1841" meta:object-count="0"/>
  </office:meta>
</office:document-meta>
</file>